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3a89" officeooo:paragraph-rsid="00023a89"/>
    </style:style>
    <style:style style:name="P2" style:family="paragraph" style:parent-style-name="Standard">
      <style:paragraph-properties fo:text-align="justify" style:justify-single-word="false"/>
      <style:text-properties officeooo:rsid="00023a89" officeooo:paragraph-rsid="001694f2"/>
    </style:style>
    <style:style style:name="P3" style:family="paragraph" style:parent-style-name="Standard">
      <style:paragraph-properties fo:text-align="center" style:justify-single-word="false"/>
      <style:text-properties fo:font-weight="bold" officeooo:rsid="0006cf38" officeooo:paragraph-rsid="00089d02" style:font-weight-asian="bold" style:font-weight-complex="bold"/>
    </style:style>
    <style:style style:name="P4" style:family="paragraph" style:parent-style-name="Standard">
      <style:paragraph-properties fo:text-align="center" style:justify-single-word="false"/>
      <style:text-properties fo:font-weight="bold" officeooo:rsid="0006cf38" officeooo:paragraph-rsid="0006cf38" style:font-weight-asian="bold" style:font-weight-complex="bold"/>
    </style:style>
    <style:style style:name="P5" style:family="paragraph" style:parent-style-name="Standard">
      <style:paragraph-properties fo:text-align="justify" style:justify-single-word="false"/>
      <style:text-properties fo:font-weight="bold" officeooo:rsid="00103772" officeooo:paragraph-rsid="00103772" style:font-weight-asian="bold" style:font-weight-complex="bold"/>
    </style:style>
    <style:style style:name="P6" style:family="paragraph" style:parent-style-name="Standard">
      <style:paragraph-properties fo:text-align="justify" style:justify-single-word="false"/>
      <style:text-properties fo:font-weight="bold" officeooo:rsid="00103772" officeooo:paragraph-rsid="001090f7" style:font-weight-asian="bold" style:font-weight-complex="bold"/>
    </style:style>
    <style:style style:name="P7" style:family="paragraph" style:parent-style-name="Standard">
      <style:paragraph-properties fo:text-align="justify" style:justify-single-word="false"/>
      <style:text-properties fo:font-weight="bold" officeooo:rsid="0011095c" officeooo:paragraph-rsid="0011095c" style:font-weight-asian="bold" style:font-weight-complex="bold"/>
    </style:style>
    <style:style style:name="P8" style:family="paragraph" style:parent-style-name="Standard">
      <style:paragraph-properties fo:text-align="justify" style:justify-single-word="false"/>
      <style:text-properties fo:font-weight="bold" officeooo:rsid="00089d02" officeooo:paragraph-rsid="00103772" style:font-weight-asian="bold" style:font-weight-complex="bold"/>
    </style:style>
    <style:style style:name="P9" style:family="paragraph" style:parent-style-name="Standard">
      <style:paragraph-properties fo:text-align="justify" style:justify-single-word="false"/>
      <style:text-properties officeooo:rsid="0006cf38" officeooo:paragraph-rsid="00089d02"/>
    </style:style>
    <style:style style:name="P10" style:family="paragraph" style:parent-style-name="Standard">
      <style:paragraph-properties fo:text-align="justify" style:justify-single-word="false"/>
      <style:text-properties officeooo:rsid="0006cf38" officeooo:paragraph-rsid="001a5b77"/>
    </style:style>
    <style:style style:name="P11" style:family="paragraph" style:parent-style-name="Standard">
      <style:paragraph-properties fo:text-align="justify" style:justify-single-word="false"/>
      <style:text-properties officeooo:rsid="00103772" officeooo:paragraph-rsid="00103772"/>
    </style:style>
    <style:style style:name="P12" style:family="paragraph" style:parent-style-name="Standard">
      <style:paragraph-properties fo:text-align="justify" style:justify-single-word="false"/>
      <style:text-properties officeooo:rsid="00103772" officeooo:paragraph-rsid="0011dc64"/>
    </style:style>
    <style:style style:name="P13" style:family="paragraph" style:parent-style-name="Standard">
      <style:paragraph-properties fo:text-align="justify" style:justify-single-word="false"/>
      <style:text-properties officeooo:rsid="0011095c" officeooo:paragraph-rsid="0011095c"/>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23a89" officeooo:paragraph-rsid="00023a89" style:font-size-asian="14pt" style:font-weight-asian="bold" style:font-size-complex="14pt" style:font-weight-complex="bold"/>
    </style:style>
    <style:style style:name="P15" style:family="paragraph" style:parent-style-name="Standard">
      <style:paragraph-properties fo:text-align="justify" style:justify-single-word="false"/>
      <style:text-properties officeooo:rsid="0028b69a" officeooo:paragraph-rsid="00038055"/>
    </style:style>
    <style:style style:name="P16" style:family="paragraph" style:parent-style-name="Standard">
      <style:paragraph-properties fo:text-align="justify" style:justify-single-word="false"/>
      <style:text-properties officeooo:rsid="00089d02" officeooo:paragraph-rsid="00089d02"/>
    </style:style>
    <style:style style:name="P17" style:family="paragraph" style:parent-style-name="Standard">
      <style:paragraph-properties fo:text-align="justify" style:justify-single-word="false"/>
      <style:text-properties officeooo:rsid="001004a1" officeooo:paragraph-rsid="00103772"/>
    </style:style>
    <style:style style:name="P18" style:family="paragraph" style:parent-style-name="Standard">
      <style:paragraph-properties fo:text-align="justify" style:justify-single-word="false"/>
      <style:text-properties officeooo:rsid="001694f2" officeooo:paragraph-rsid="001694f2"/>
    </style:style>
    <style:style style:name="P19" style:family="paragraph" style:parent-style-name="Standard">
      <style:paragraph-properties fo:text-align="justify" style:justify-single-word="false"/>
      <style:text-properties officeooo:rsid="001b24ff" officeooo:paragraph-rsid="001b24ff"/>
    </style:style>
    <style:style style:name="P20" style:family="paragraph" style:parent-style-name="Standard">
      <style:paragraph-properties fo:text-align="center" style:justify-single-word="false"/>
      <style:text-properties officeooo:rsid="002517ed" officeooo:paragraph-rsid="002517ed"/>
    </style:style>
    <style:style style:name="P21" style:family="paragraph" style:parent-style-name="Standard">
      <style:paragraph-properties fo:text-align="justify" style:justify-single-word="false"/>
      <style:text-properties fo:font-style="italic" fo:font-weight="normal" officeooo:rsid="001b24ff" officeooo:paragraph-rsid="00283be6"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0e0b7" officeooo:paragraph-rsid="0030e0b7"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officeooo:rsid="002517ed" officeooo:paragraph-rsid="00340fab"/>
    </style:style>
    <style:style style:name="P24" style:family="paragraph" style:parent-style-name="Standard">
      <style:paragraph-properties fo:text-align="justify" style:justify-single-word="false"/>
      <style:text-properties officeooo:rsid="0014fe70" officeooo:paragraph-rsid="00340fab"/>
    </style:style>
    <style:style style:name="P25" style:family="paragraph" style:parent-style-name="Standard">
      <style:paragraph-properties fo:text-align="justify" style:justify-single-word="false"/>
      <style:text-properties officeooo:rsid="0006cf38" officeooo:paragraph-rsid="00340fab"/>
    </style:style>
    <style:style style:name="P26" style:family="paragraph" style:parent-style-name="Standard">
      <style:paragraph-properties fo:text-align="justify" style:justify-single-word="false"/>
      <style:text-properties officeooo:rsid="002bd35b" officeooo:paragraph-rsid="00340fab"/>
    </style:style>
    <style:style style:name="P27" style:family="paragraph" style:parent-style-name="Standard">
      <style:paragraph-properties fo:text-align="justify" style:justify-single-word="false"/>
      <style:text-properties officeooo:rsid="002dab77" officeooo:paragraph-rsid="00340fab"/>
    </style:style>
    <style:style style:name="P28" style:family="paragraph" style:parent-style-name="Standard">
      <style:paragraph-properties fo:text-align="justify" style:justify-single-word="false"/>
      <style:text-properties officeooo:rsid="002365d3" officeooo:paragraph-rsid="002365d3"/>
    </style:style>
    <style:style style:name="P29" style:family="paragraph" style:parent-style-name="Standard">
      <style:paragraph-properties fo:text-align="justify" style:justify-single-word="false"/>
      <style:text-properties officeooo:rsid="003086ef" officeooo:paragraph-rsid="0030e0b7"/>
    </style:style>
    <style:style style:name="P30" style:family="paragraph" style:parent-style-name="Standard">
      <style:paragraph-properties fo:text-align="justify" style:justify-single-word="false"/>
      <style:text-properties officeooo:rsid="0030e0b7" officeooo:paragraph-rsid="0030e0b7"/>
    </style:style>
    <style:style style:name="P31" style:family="paragraph" style:parent-style-name="Standard">
      <style:paragraph-properties fo:text-align="center" style:justify-single-word="false"/>
      <style:text-properties fo:font-weight="bold" officeooo:rsid="003086ef" officeooo:paragraph-rsid="003086ef" style:font-weight-asian="bold" style:font-weight-complex="bold"/>
    </style:style>
    <style:style style:name="P32" style:family="paragraph" style:parent-style-name="Standard">
      <style:paragraph-properties fo:text-align="justify" style:justify-single-word="false"/>
      <style:text-properties officeooo:rsid="00098f36" officeooo:paragraph-rsid="00340fab"/>
    </style:style>
    <style:style style:name="P33" style:family="paragraph" style:parent-style-name="Standard">
      <style:paragraph-properties fo:text-align="justify" style:justify-single-word="false"/>
      <style:text-properties officeooo:rsid="00366582" officeooo:paragraph-rsid="00366582"/>
    </style:style>
    <style:style style:name="P34" style:family="paragraph" style:parent-style-name="Standard">
      <style:paragraph-properties fo:text-align="justify" style:justify-single-word="false"/>
      <style:text-properties officeooo:rsid="0028b69a" officeooo:paragraph-rsid="00424964"/>
    </style:style>
    <style:style style:name="P35" style:family="paragraph" style:parent-style-name="Standard">
      <style:paragraph-properties fo:text-align="justify" style:justify-single-word="false"/>
      <style:text-properties officeooo:rsid="0028b69a" officeooo:paragraph-rsid="004394ee"/>
    </style:style>
    <style:style style:name="T1" style:family="text">
      <style:text-properties fo:font-weight="bold" style:font-weight-asian="bold" style:font-weight-complex="bold"/>
    </style:style>
    <style:style style:name="T2" style:family="text">
      <style:text-properties fo:font-weight="bold" officeooo:rsid="001694f2" style:font-weight-asian="bold" style:font-weight-complex="bold"/>
    </style:style>
    <style:style style:name="T3" style:family="text">
      <style:text-properties fo:font-weight="bold" officeooo:rsid="002bd35b" style:font-weight-asian="bold" style:font-weight-complex="bold"/>
    </style:style>
    <style:style style:name="T4" style:family="text">
      <style:text-properties fo:font-weight="bold" officeooo:rsid="00366582" style:font-weight-asian="bold" style:font-weight-complex="bold"/>
    </style:style>
    <style:style style:name="T5" style:family="text">
      <style:text-properties officeooo:rsid="00038055"/>
    </style:style>
    <style:style style:name="T6" style:family="text">
      <style:text-properties officeooo:rsid="0006cf38"/>
    </style:style>
    <style:style style:name="T7" style:family="text">
      <style:text-properties officeooo:rsid="00089d02"/>
    </style:style>
    <style:style style:name="T8" style:family="text">
      <style:text-properties officeooo:rsid="000e887a"/>
    </style:style>
    <style:style style:name="T9" style:family="text">
      <style:text-properties officeooo:rsid="001111d2"/>
    </style:style>
    <style:style style:name="T10" style:family="text">
      <style:text-properties officeooo:rsid="0011dc64"/>
    </style:style>
    <style:style style:name="T11" style:family="text">
      <style:text-properties officeooo:rsid="0013bf23"/>
    </style:style>
    <style:style style:name="T12" style:family="text">
      <style:text-properties officeooo:rsid="0014fe70"/>
    </style:style>
    <style:style style:name="T13" style:family="text">
      <style:text-properties officeooo:rsid="001694f2"/>
    </style:style>
    <style:style style:name="T14" style:family="text">
      <style:text-properties officeooo:rsid="001806ed"/>
    </style:style>
    <style:style style:name="T15" style:family="text">
      <style:text-properties officeooo:rsid="0019651f"/>
    </style:style>
    <style:style style:name="T16" style:family="text">
      <style:text-properties officeooo:rsid="001b87fc"/>
    </style:style>
    <style:style style:name="T17" style:family="text">
      <style:text-properties officeooo:rsid="001c52b8"/>
    </style:style>
    <style:style style:name="T18" style:family="text">
      <style:text-properties officeooo:rsid="001e3002"/>
    </style:style>
    <style:style style:name="T19" style:family="text">
      <style:text-properties officeooo:rsid="00283be6"/>
    </style:style>
    <style:style style:name="T20" style:family="text">
      <style:text-properties officeooo:rsid="00291aab"/>
    </style:style>
    <style:style style:name="T21" style:family="text">
      <style:text-properties officeooo:rsid="002a1688"/>
    </style:style>
    <style:style style:name="T22" style:family="text">
      <style:text-properties officeooo:rsid="002ba1b1"/>
    </style:style>
    <style:style style:name="T23" style:family="text">
      <style:text-properties officeooo:rsid="002bd35b"/>
    </style:style>
    <style:style style:name="T24" style:family="text">
      <style:text-properties officeooo:rsid="002dab77"/>
    </style:style>
    <style:style style:name="T25" style:family="text">
      <style:text-properties officeooo:rsid="00340fab"/>
    </style:style>
    <style:style style:name="T26" style:family="text">
      <style:text-properties officeooo:rsid="00366582"/>
    </style:style>
    <style:style style:name="T27" style:family="text">
      <style:text-properties officeooo:rsid="00367219"/>
    </style:style>
    <style:style style:name="T28" style:family="text">
      <style:text-properties officeooo:rsid="0037ab99"/>
    </style:style>
    <style:style style:name="T29" style:family="text">
      <style:text-properties officeooo:rsid="003f3e08"/>
    </style:style>
    <style:style style:name="T30" style:family="text">
      <style:text-properties officeooo:rsid="003fb3a7"/>
    </style:style>
    <style:style style:name="T31" style:family="text">
      <style:text-properties officeooo:rsid="00418b20"/>
    </style:style>
    <style:style style:name="T32" style:family="text">
      <style:text-properties officeooo:rsid="0042ff88"/>
    </style:style>
    <style:style style:name="T33" style:family="text">
      <style:text-properties officeooo:rsid="00455f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yTailor (MyCouturier)</text:p>
      <text:p text:style-name="P1"/>
      <text:p text:style-name="P1">...<text:span text:style-name="T5">d</text:span>efin<text:span text:style-name="T5">ing</text:span> your <text:span text:style-name="T5">persona</text:span></text:p>
      <text:p text:style-name="P1"/>
      <text:p text:style-name="P34">A solution for fabric selection<text:span text:style-name="T30">(release 2)</text:span>, clothing design selection <text:span text:style-name="T30">of </text:span>English <text:span text:style-name="T30">and traditional wears (release 2</text:span>), <text:s/><text:span text:style-name="T29">storage of </text:span><text:s text:c="2"/>size/measurements details <text:span text:style-name="T30">(release 1)</text:span>, fashion ideas <text:span text:style-name="T31">(release 3)</text:span>, customized clothing orders <text:span text:style-name="T31">(release 2)</text:span> <text:span text:style-name="T29">and resale of</text:span> u<text:span text:style-name="T29">nu</text:span>sed/unloved wears <text:span text:style-name="T29">(release 3)</text:span>. </text:p>
      <text:p text:style-name="P34"/>
      <text:p text:style-name="P35">It will make use of AI bots for outfit recommendation, tailor selection, as well as conflict resolution. It is targeted at African markets or for individuals that produce wears (shoes, sandals, clothes etc.) for distant customers (both in Nigeria and beyond). </text:p>
      <text:p text:style-name="P35"/>
      <text:p text:style-name="P35"/>
      <text:p text:style-name="P35"/>
      <text:p text:style-name="P35"><text:span text:style-name="T32">Q</text:span>uality checks (measurements and style selection) will be <text:span text:style-name="T32">inculcated </text:span><text:s/><text:span text:style-name="T32">into (release 2)</text:span>. </text:p>
      <text:p text:style-name="P15"/>
      <text:p text:style-name="P18">Most people would like to have a record of their <text:span text:style-name="T14">best </text:span>Measurements stored somewhere for easy retrieval /sharing with <text:span text:style-name="T14">other </text:span>Tailors. <text:span text:style-name="T14">Secondly, every tailor has a record book where these measurements are kept. </text:span>MyCouturier renders <text:span text:style-name="T14">these</text:span> features, <text:span text:style-name="T15">elimination the need to use record books. As the measurement is stored on phone storage, it can be uploaded to the cloud and can be shared/exported. </text:span></text:p>
      <text:p text:style-name="P18"/>
      <text:p text:style-name="P2"/>
      <text:p text:style-name="P9"/>
      <text:p text:style-name="P3">Features <text:span text:style-name="T7">for implementation</text:span></text:p>
      <text:p text:style-name="P16">The application shall have the following features:</text:p>
      <text:p text:style-name="P8">Sales</text:p>
      <text:p text:style-name="P17">The following orders can be made on the platform</text:p>
      <text:p text:style-name="P9">- <text:span text:style-name="T7">Make new orders for existing shoes and clothes in the market place</text:span></text:p>
      <text:p text:style-name="P9">- <text:span text:style-name="T7">Make new orders for custom shoes and clothes</text:span></text:p>
      <text:p text:style-name="P9">- <text:span text:style-name="T7">Make new orders for Fabrics (Western and African fabrics inclusive)</text:span></text:p>
      <text:p text:style-name="P6">Gallery</text:p>
      <text:p text:style-name="P12"><text:span text:style-name="T10">Users: </text:span>All users should be able to b<text:span text:style-name="T6">rowse through fashion gallery and vote/like them. </text:span>Users should be able to upload fancy pic<text:span text:style-name="T10">tures</text:span> to the Library. </text:p>
      <text:p text:style-name="P12"><text:span text:style-name="T10">Tailors: </text:span>The gallery should include references to the respective Tailors who made the wears. </text:p>
      <text:p text:style-name="P5">Utilities</text:p>
      <text:p text:style-name="P11">- Tailors may be referenced using the asterisk (*) tag similar to the hash(#) tag used on Twitter</text:p>
      <text:p text:style-name="P9">- <text:span text:style-name="T8">Utilize AI Libraries in rendering advisory services to clients</text:span></text:p>
      <text:p text:style-name="P7">Security</text:p>
      <text:p text:style-name="P13">There’s no need for <text:span text:style-name="T11">authentication (user login via social media accounts may be considered)</text:span>. However, <text:span text:style-name="T11">user account details</text:span> is needed <text:s/>to interface with payment gateway <text:span text:style-name="T11">or to upload pictures.</text:span></text:p>
      <text:p text:style-name="P13"/>
      <text:p text:style-name="P7">Quality Assurance</text:p>
      <text:p text:style-name="P13">- The <text:span text:style-name="T9">primary </text:span>responsibility for quality assurance rests with the</text:p>
      <text:p text:style-name="P13"/>
      <text:p text:style-name="P7">Job Calls <text:span text:style-name="T27">(Release 2)</text:span></text:p>
      <text:p text:style-name="P13"><text:span text:style-name="T27">After making making fabric and style selections, users may make orders for shoes and clothings </text:span><text:s/>Tailors &amp; Cobblers <text:span text:style-name="T28">can receive and follow up with job orders on the system. </text:span></text:p>
      <text:p text:style-name="P13"/>
      <text:p text:style-name="P4">Architecture</text:p>
      <text:p text:style-name="P10"><text:s/></text:p>
      <text:p text:style-name="P20"><text:span text:style-name="T1">Data</text:span> </text:p>
      <text:p text:style-name="P21"><text:soft-page-break/>D<text:span text:style-name="T16">A</text:span>G <text:span text:style-name="T17">structure may be considered for User Measurements Data,</text:span> <text:span text:style-name="T16">Vertices represents a person’s measurement data and edges</text:span> depicts a Tailor-Customer relationship. </text:p>
      <text:p text:style-name="P21"/>
      <text:p text:style-name="P21"><text:span text:style-name="T19">The first version is to be deployed on MongoDB/Firebase, Neo4J would be considered <text:s/>for release 2.</text:span></text:p>
      <text:p text:style-name="P21"/>
      <text:p text:style-name="P22">Images (Release 2) are to be stored on <text:span text:style-name="T25">firebase.</text:span></text:p>
      <text:p text:style-name="P28"/>
      <text:p text:style-name="P31">UI</text:p>
      <text:p text:style-name="P29">Being a fashion related solution, the user interface is expected to be Stylish but simple. </text:p>
      <text:p text:style-name="P29"/>
      <text:p text:style-name="P29">Native <text:s/>development is preferred for both Android and IOS. </text:p>
      <text:p text:style-name="P29"/>
      <text:p text:style-name="P30">The preferred solution for the web Client is NextJS and Material JS. The web client</text:p>
      <text:p text:style-name="P30"/>
      <text:p text:style-name="P30"><text:tab/><text:tab/><text:tab/><text:tab/><text:tab/><text:tab/><text:span text:style-name="T1">API Server</text:span></text:p>
      <text:p text:style-name="P30"/>
      <text:p text:style-name="P32"><text:span text:style-name="T12">M</text:span>icroservices a<text:span text:style-name="T12">rchitecture is proposed. The services needed are as follows:</text:span></text:p>
      <text:p text:style-name="P32"/>
      <text:p text:style-name="P24">1. <text:span text:style-name="T1">User management</text:span>: Handles user <text:s/>registration, authentication, removal, and account privileges. There are three types of accounts namely <text:span text:style-name="T20">Customer, Tailor/</text:span>Couturier <text:span text:style-name="T20">or </text:span>Admin.</text:p>
      <text:p text:style-name="P24">Note that by default the App allows <text:span text:style-name="T21">storage of measurements on mobile device </text:span>without registration, <text:span text:style-name="T21">registration is mandatory for cloud storage of measurement records. </text:span><text:s/></text:p>
      <text:p text:style-name="P25"/>
      <text:p text:style-name="P25"><text:span text:style-name="T12">2</text:span>. <text:span text:style-name="T2">Measurements</text:span><text:span text:style-name="T13">: The measurement service API should enable the following functions</text:span></text:p>
      <text:p text:style-name="P25">- <text:span text:style-name="T18">Entry of Measured Data for self and for others. Users may choose to create a measurement Catalogue/Wallet to manage multiple records (Release 1).</text:span></text:p>
      <text:p text:style-name="P25">- <text:span text:style-name="T15">Individuals may enter measurements for themselves and others. Measurements are entered on the client side, stored on the individual’s phone by default and may be optionally uploaded to cloud storage. Authentication is required for cloud storage.</text:span></text:p>
      <text:p text:style-name="P25">- <text:span text:style-name="T22">Sharing of user measurements to other user (Tailors or Customers). Push notification on mobile devices should be used. The ability to transfer measurements via e-mail should be considered too <text:s/>(MailChimp) </text:span></text:p>
      <text:p text:style-name="P25"/>
      <text:p text:style-name="P24"><text:span text:style-name="T18">Establishment of Tailor-Customer Relationship (Edges) can made by users at any time. </text:span></text:p>
      <text:p text:style-name="P24"/>
      <text:p text:style-name="P23">3. <text:span text:style-name="T3">Fabric &amp; Styles </text:span><text:span text:style-name="T4">Selection</text:span><text:span text:style-name="T23"> : (For next release)</text:span></text:p>
      <text:p text:style-name="P26"><text:span text:style-name="T24">4</text:span>. <text:span text:style-name="T1">Chat BOT</text:span>: (For next release <text:span text:style-name="T26">3</text:span>)</text:p>
      <text:p text:style-name="P27">5. <text:span text:style-name="T1">Sales </text:span><text:span text:style-name="T4">service</text:span> (For next release <text:span text:style-name="T26">2</text:span>)</text:p>
      <text:p text:style-name="P33">6. <text:span text:style-name="T1">Tailor Appointment Managements Service</text:span> (For Release 2)</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1:59:17.865214984</meta:creation-date>
    <dc:date>2020-11-06T19:22:44.898977768</dc:date>
    <meta:editing-duration>PT8H38M6S</meta:editing-duration>
    <meta:editing-cycles>61</meta:editing-cycles>
    <meta:generator>LibreOffice/5.1.6.2$Linux_X86_64 LibreOffice_project/10m0$Build-2</meta:generator>
    <meta:document-statistic meta:table-count="0" meta:image-count="0" meta:object-count="0" meta:page-count="2" meta:paragraph-count="48" meta:word-count="648" meta:character-count="4208" meta:non-whitespace-character-count="3575"/>
  </office:meta>
</office:document-meta>
</file>